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Leitor - Exibid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-Alon Mota 130005002</text:p>
            <text:p text:style-name="P1">-Daniel Matias 120139804</text:p>
            <text:p text:style-name="P1">-Paulo da Cunha Passos 100118577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ram definidos tipo de dados para auxiliar a leitura e armazenamento dos arquivos</text:p>
                <text:list>
                  <text:list-header>
                    <text:p>ST_tpCONSTANT_Utf8_info</text:p>
                  </text:list-header>
                  <text:list-item>
                    <text:p>ST_tpCONSTANT_Float_info</text:p>
                  </text:list-item>
                  <text:list-item>
                    <text:p>ST_tpCONSTANT_Integer_info</text:p>
                  </text:list-item>
                  <text:list-item>
                    <text:p>ST_tpCONSTANT_Long_info</text:p>
                  </text:list-item>
                  <text:list-item>
                    <text:p>ST_tpCONSTANT_Double_info</text:p>
                  </text:list-item>
                  <text:list-item>
                    <text:p>ST_tpCONSTANT_Class_info</text:p>
                  </text:list-item>
                  <text:list-item>
                    <text:p>ST_tpCONSTANT_String_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ST_tpCONSTANT_String_info</text:p>
                  </text:list-item>
                  <text:list-item>
                    <text:p>ST_tpCONSTANT_Fieldref_info</text:p>
                  </text:list-item>
                  <text:list-item>
                    <text:p>ST_tpCONSTANT_Methodref_info</text:p>
                  </text:list-item>
                  <text:list-item>
                    <text:p>ST_tpCONSTANT_InterfaceMethodref_info</text:p>
                  </text:list-item>
                  <text:list-item>
                    <text:p>ST_tpCONSTANT_NameAndType_info</text:p>
                  </text:list-item>
                  <text:list-item>
                    <text:p>ST_tpConstantPool</text:p>
                  </text:list-item>
                  <text:list-item>
                    <text:p>ST_tpCp_info</text:p>
                  </text:list-item>
                  <text:list-item>
                    <text:p>ST_tpInterface_li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ST_tpAttribute_info</text:p>
                  </text:list-item>
                  <text:list-item>
                    <text:p>ST_tpConstantValue_attribute</text:p>
                  </text:list-item>
                  <text:list-item>
                    <text:p>ST_tpException_table</text:p>
                  </text:list-item>
                  <text:list-item>
                    <text:p>ST_tpCode_attribute</text:p>
                  </text:list-item>
                  <text:list-item>
                    <text:p>ST_tpDeprecated_attribute</text:p>
                  </text:list-item>
                  <text:list-item>
                    <text:p>ST_tpExceptions_attribute</text:p>
                  </text:list-item>
                  <text:list-item>
                    <text:p>ST_tpInnerClasses_table</text:p>
                  </text:list-item>
                  <text:list-item>
                    <text:p>ST_tpInnerClasses_attribu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ST_tpLine_number_table</text:p>
                  </text:list-item>
                  <text:list-item>
                    <text:p>ST_tpLineNumberTable_attribute</text:p>
                  </text:list-item>
                  <text:list-item>
                    <text:p>ST_tpLocal_variable_table</text:p>
                  </text:list-item>
                  <text:list-item>
                    <text:p>ST_tpLocalVariableTable_attribute</text:p>
                  </text:list-item>
                  <text:list-item>
                    <text:p>ST_tpSourceFile_attribute</text:p>
                  </text:list-item>
                  <text:list-item>
                    <text:p>ST_tpField_info</text:p>
                  </text:list-item>
                  <text:list-item>
                    <text:p>ST_tpMethod_info</text:p>
                  </text:list-item>
                  <text:list-item>
                    <text:p>ST_tpClassFil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Lei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clarada as estruturas para armazenar corretamente os dados foram definidas funções <text:s/>para auxiliar a leitura de estruturas do arquivo binário.</text:p>
                <text:list>
                  <text:list-item>
                    <text:p>u1 LE_lerU1(FILE *pArq)</text:p>
                  </text:list-item>
                  <text:list-item>
                    <text:p>u2 LE_lerU2(FILE *pArq)</text:p>
                  </text:list-item>
                  <text:list-item>
                    <text:p>u4 LE_lerU4(FILE *pArq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ei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ão foram criadas funções para ler e tratar as partes do arquivo .class</text:p>
                <text:list>
                  <text:list-item>
                    <text:p>LE_lerConstant_pool</text:p>
                  </text:list-item>
                  <text:list-item>
                    <text:p>LE_lerInterfaces</text:p>
                  </text:list-item>
                  <text:list-item>
                    <text:p>LE_lerFields</text:p>
                  </text:list-item>
                  <text:list-item>
                    <text:p>LE_lerMethods</text:p>
                  </text:list-item>
                  <text:list-item>
                    <text:p>LE_lerConstantValueAttribute</text:p>
                  </text:list-item>
                  <text:list-item>
                    <text:p>LE_lerExceptionTable</text:p>
                  </text:list-item>
                  <text:list-item>
                    <text:p>LE_lerCode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ei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list>
                  <text:list-item>
                    <text:p>LE_lerExceptionsAttribute</text:p>
                  </text:list-item>
                  <text:list-item>
                    <text:p>LE_lerInnerClasses_table</text:p>
                  </text:list-item>
                  <text:list-item>
                    <text:p>LE_lerInnerClassesAttribute</text:p>
                  </text:list-item>
                  <text:list-item>
                    <text:p>LE_lerSourceFileAttribute</text:p>
                  </text:list-item>
                  <text:list-item>
                    <text:p>LE_lerLineNumberTable</text:p>
                  </text:list-item>
                  <text:list-item>
                    <text:p>LE_lerAttribu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ei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 criamos uma função para administrar a ordem em que deve ser executada as demais</text:p>
                <text:list>
                  <text:list-header>
                    <text:p>LE_carregarClass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xibid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pós a leitura e alocação dos dados em memoria, foi criado um exibidor para apenas imprimir os arquivos na tela.</text:p>
              </text:list-item>
              <text:list-item>
                <text:p>Para facilitar a impressão dos dados binários foi criado a estrutura auxiliar de impressão:</text:p>
                <text:list>
                  <text:list-item>
                    <text:p>EX_imprimirUtf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xibid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 foram criados funções modulares para imprimir cada parte do arquivo binario.</text:p>
                <text:list>
                  <text:list-item>
                    <text:p>EX_imprimirAtributos</text:p>
                  </text:list-item>
                  <text:list-item>
                    <text:p>EX_imprimirConstantPool</text:p>
                  </text:list-item>
                  <text:list-item>
                    <text:p>EX_imprimirMethods</text:p>
                  </text:list-item>
                  <text:list-item>
                    <text:p>EX_imprimirFields</text:p>
                  </text:list-item>
                  <text:list-item>
                    <text:p>EX_imprimirInterfac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xibid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 para gerenciá-las foi criada a função </text:p>
                <text:list>
                  <text:list-item>
                    <text:p>EX_imprimirClassFil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0:20:08.778017112</meta:creation-date>
    <dc:date>2017-10-09T10:52:23.088584924</dc:date>
    <meta:editing-duration>PT23S</meta:editing-duration>
    <meta:editing-cycles>1</meta:editing-cycles>
    <meta:document-statistic meta:object-count="69"/>
    <meta:generator>LibreOffice/4.2.8.2$Linux_X86_64 LibreOffice_project/420m0$Build-2</meta:generator>
  </office:meta>
</office:document-meta>
</file>